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line-height="150%" fo:text-align="center" style:justify-single-word="false" style:page-number="auto" fo:background-color="transparent"/>
      <style:text-properties style:font-name="Times New Roman" fo:font-size="14pt" fo:font-weight="bold" officeooo:rsid="001f5034" officeooo:paragraph-rsid="001f5034" style:font-size-asian="12.25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fo:font-weight="normal" officeooo:rsid="001f5034" officeooo:paragraph-rsid="001f5034" style:font-size-asian="10.5pt" style:font-weight-asian="normal" style:font-size-complex="12pt" style:font-weight-complex="normal"/>
    </style:style>
    <style:style style:name="P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499cm" style:auto-text-indent="false" style:page-number="auto" fo:background-color="transparent"/>
      <style:text-properties style:font-name="Times New Roman" fo:font-size="12pt" fo:font-weight="bold" officeooo:rsid="001f5034" officeooo:paragraph-rsid="001f5034" style:font-size-asian="10.5pt" style:font-weight-asian="bold" style:font-size-complex="12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fo:font-weight="bold" officeooo:rsid="001f5034" officeooo:paragraph-rsid="001f5034" style:font-size-asian="10.5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499cm" style:auto-text-indent="false" fo:background-color="transparent"/>
      <style:text-properties style:font-name="Times New Roman" fo:font-size="12pt" fo:font-weight="bold" officeooo:rsid="001f5034" officeooo:paragraph-rsid="001f5034" style:font-size-asian="10.5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" fo:font-size="12pt" fo:font-weight="bold" officeooo:rsid="001f5034" officeooo:paragraph-rsid="001f5034" style:font-size-asian="10.5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line-height="150%" fo:text-align="center" style:justify-single-word="false" fo:background-color="transparent"/>
      <style:text-properties style:font-name="Times New Roman" fo:font-size="12pt" fo:font-weight="bold" officeooo:rsid="001f5034" officeooo:paragraph-rsid="001f5034" style:font-size-asian="10.5pt" style:font-weight-asian="bold" style:font-size-complex="12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fo:font-weight="bold" officeooo:rsid="001f5034" officeooo:paragraph-rsid="001f5034" style:font-size-asian="10.5pt" style:font-weight-asian="bold" style:font-size-complex="12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fo:font-weight="bold" officeooo:rsid="00207c24" officeooo:paragraph-rsid="00207c24" style:font-size-asian="10.5pt" style:font-weight-asian="bold" style:font-size-complex="12pt" style:font-weight-complex="bold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fo:font-weight="normal" officeooo:rsid="001f5034" officeooo:paragraph-rsid="001f5034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fo:font-weight="normal" officeooo:rsid="00207c24" officeooo:paragraph-rsid="00207c24" style:font-size-asian="10.5pt" style:font-weight-asian="normal" style:font-size-complex="12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499cm" style:auto-text-indent="false" fo:background-color="transparent"/>
      <style:text-properties style:font-name="Times New Roman" fo:font-size="12pt" style:text-underline-style="solid" style:text-underline-type="double" style:text-underline-width="auto" style:text-underline-color="font-color" fo:font-weight="bold" officeooo:rsid="001f5034" officeooo:paragraph-rsid="001f5034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officeooo:rsid="002147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ção Textual de Casos de Uso</text:p>
      <text:p text:style-name="P7"/>
      <text:p text:style-name="P5">Descrição Resumida</text:p>
      <text:p text:style-name="P4">Caso de Uso: <text:span text:style-name="T1">CRUD Proprietário;</text:span></text:p>
      <text:p text:style-name="P4">Visão Geral: <text:span text:style-name="T1">O Administrador deve ser capaz de realizar todas as operações do CRUD quando relacionado com a existência do proprietário na plataforma.</text:span></text:p>
      <text:p text:style-name="P4"/>
      <text:p text:style-name="P4">Caso de <text:span text:style-name="T2">U</text:span>so: <text:span text:style-name="T1">CRUD Propriedade;</text:span></text:p>
      <text:p text:style-name="P4">Visão Geral: <text:span text:style-name="T1">O Administrador deve ser capaz de realizar todas as operações de CRUD relacionado à plataforma, a qual deverá possuir um Proprietário antes de ser criada.</text:span></text:p>
      <text:p text:style-name="P4"/>
      <text:p text:style-name="P3">Caso de Uso: <text:span text:style-name="T1">CRUD Projeto;</text:span></text:p>
      <text:p text:style-name="P4"><text:span text:style-name="T3">Visão Geral:</text:span><text:span text:style-name="T1"> O Administrador deve ser capaz de criar a partir de dados fornecidos por ele, ler (acessar) o projeto que foi criado, se necessário atualizar o projeto e apagar o projeto caso haja a necessidade. Há de se notar a necessidade de haver um Proprietário e propriedade o qual receberão tal projeto.</text:span></text:p>
      <text:p text:style-name="P4"/>
      <text:p text:style-name="P5">Descrição Completa e Linguagem Abstrata</text:p>
      <text:p text:style-name="P6"/>
      <text:p text:style-name="P4">Caso de Uso: <text:span text:style-name="T1">Ver projeto;</text:span></text:p>
      <text:p text:style-name="P4">Ator Principal: <text:span text:style-name="T1">Proprietário;</text:span></text:p>
      <text:p text:style-name="P4">Interessados e Interesses: </text:p>
      <text:p text:style-name="P2">Proprietário: Deseja acessar e verificar os projetos os quais estão atribuídos a si;</text:p>
      <text:p text:style-name="P4">Pré Condições: <text:span text:style-name="T1">O Usuário é um Proprietário que está cadastrado e logado no sistema, o projeto deverá ter sido criado previamente pelo Administrador;</text:span></text:p>
      <text:p text:style-name="P4">Pós Condições:<text:span text:style-name="T1"> O Proprietário terá consciência de quais projetos ele foi incluso;</text:span></text:p>
      <text:p text:style-name="P9">Cenário de Sucesso Principal:</text:p>
      <text:p text:style-name="P11">1. O proprietário acessa o seu dashboard e adentra a página de projetos;</text:p>
      <text:p text:style-name="P11">2. Ao acessar a página de projetos o Proprietário conseguirá ver os projetos ao qual foi incluso;</text:p>
      <text:p text:style-name="P11">????</text:p>
      <text:p text:style-name="P4"/>
      <text:p text:style-name="P4">Caso de Uso: <text:span text:style-name="T1">Montar formulário;</text:span></text:p>
      <text:p text:style-name="P4">Ator Principal: <text:span text:style-name="T1">Administrador;</text:span></text:p>
      <text:p text:style-name="P4">Interessados e Interesses: </text:p>
      <text:p text:style-name="P2"><text:soft-page-break/>Administrador: Deseja criar o formulário que será um meio de recuperar dados da propriedade do Proprietário;</text:p>
      <text:p text:style-name="P2">Proprietário: Deseja receber o formulário de sua propriedade, para saber as informações que serão necessárias serem escritas no formulário;</text:p>
      <text:p text:style-name="P4">Pré Condições: <text:span text:style-name="T1">O Usuário é um Administrador que está logado no sistema, um Proprietário e propriedades devem ser selecionados para o qual terão o formulário atribuído;</text:span></text:p>
      <text:p text:style-name="P4">Pós Condições: <text:span text:style-name="T1">O formulário será criado e aparecerá para o Proprietário que poderá acessá-lo e futuramente respondê-lo;</text:span></text:p>
      <text:p text:style-name="P9">Cenário de Sucesso Principal: </text:p>
      <text:p text:style-name="P9"><text:span text:style-name="T1">1. O Administrador loga na plataforma e acessa seu dashboard;</text:span></text:p>
      <text:p text:style-name="P9"><text:span text:style-name="T1">2. Ao acessar o dashboard o administrador deve verificar a existência de um projeto;</text:span></text:p>
      <text:p text:style-name="P9"><text:span text:style-name="T1">3. Havendo um projeto já criado para um Proprietário, o Administrador então começa por montar os campos que serão inclusos no formulário do projeto;</text:span></text:p>
      <text:p text:style-name="P9"><text:span text:style-name="T1">4. Ao terminar de montar o formulário com as informações que ele gostaria de receber do Proprietário, o formulário é então enviado para ser respondido;</text:span></text:p>
      <text:p text:style-name="P9">Fluxo Alternativo 1:</text:p>
      <text:p text:style-name="P11">2.1 Caso não haja um projeto já criado então o Administrador deverá criar um projeto com o caso de uso CRUD Projeto então ele retorna ao fluxo principal;</text:p>
      <text:p text:style-name="P4"/>
      <text:p text:style-name="P3">Caso de Uso: <text:span text:style-name="T1">Responder formulário;</text:span></text:p>
      <text:p text:style-name="P4">Ator Principal: <text:span text:style-name="T1">Proprietário;</text:span></text:p>
      <text:p text:style-name="P4">Interessados e Interesses: </text:p>
      <text:p text:style-name="P2">Proprietário: Deseja responder o formulário que lhe foi atribuído pelo Administrador;</text:p>
      <text:p text:style-name="P2">Administrador: Receberá o resultado do formulário que foi respondido pelo Proprietário;</text:p>
      <text:p text:style-name="P4">Pré Condições: <text:span text:style-name="T1">O Usuário é um Proprietário que está cadastrado e logado no sistema, o formulário deverá ter sido criado previamente pelo Administrador;</text:span></text:p>
      <text:p text:style-name="P4">Pós Condições: <text:span text:style-name="T1">O formulário terá sido respondido e retornará seus resultados para o Administrador;</text:span></text:p>
      <text:p text:style-name="P9">Cenário de Sucesso Principal:<text:span text:style-name="T1"> </text:span></text:p>
      <text:p text:style-name="P9"><text:span text:style-name="T1">1. O Proprietário acessa a plataforma através do login e encontra o local onde pode ver o seu dashboard;</text:span></text:p>
      <text:p text:style-name="P9"><text:span text:style-name="T1">2. No dashboard o Proprietário acessa o local responsável por projetos e então verifica se há um formulário que lhe foi enviado pelo Administrador;</text:span></text:p>
      <text:p text:style-name="P9"><text:span text:style-name="T1">3. Verificando o formulário, então o Proprietário pode respondê-lo de acordo com o tempo que lhe foi dado pelo Administrador;</text:span></text:p>
      <text:p text:style-name="P9"><text:soft-page-break/><text:span text:style-name="T1">4. Após isso o Proprietário deverá confirmar o envio dele para o Administrador e então aguardar o feedback;</text:span></text:p>
      <text:p text:style-name="P4"/>
      <text:p text:style-name="P4">Caso de Uso: <text:span text:style-name="T1">Enviar feedback do formulário;</text:span></text:p>
      <text:p text:style-name="P4">Ator Principal: <text:span text:style-name="T1">Administrador;</text:span></text:p>
      <text:p text:style-name="P4">Interessados e Interesses: </text:p>
      <text:p text:style-name="P2">Administrador: Verificará o formulário e enviará o feedback para o Proprietário;</text:p>
      <text:p text:style-name="P2">Proprietário: Deseja acessar e verificar os feedbacks dos formulários os quais respondeu;</text:p>
      <text:p text:style-name="P4">Pré Condições: <text:span text:style-name="T1">O Usuário é um Administrador que está cadastrado e logado no sistema, o formulário deverá ter sido respondido previamente pelo Proprietário;</text:span></text:p>
      <text:p text:style-name="P4">Pós Condições:<text:span text:style-name="T1"> O Proprietário terá consciência de quais projetos ele foi incluso;</text:span></text:p>
      <text:p text:style-name="P9">Cenário de Sucesso Principal: </text:p>
      <text:p text:style-name="P9"><text:span text:style-name="T1">1. Ao estar logado na plataforma e ter acessado seu dashboard o Administrador deverá verificar os projetos os quais já tiveram os formulários respondidos pelos Proprietários;</text:span></text:p>
      <text:p text:style-name="P9"><text:span text:style-name="T1">2. <text:s/>Após localizar os formulários o Administrador avaliará o que foi respondido no formulário;</text:span></text:p>
      <text:p text:style-name="P9"><text:span text:style-name="T1">3. Considerando que o formulário for escrito de acordo com que <text:s/>foi pedido, então o Administrador localizará a caixa de comentários para enviar o feedback para o Proprietário;</text:span></text:p>
      <text:p text:style-name="P9">Fluxo Alternativo 1:<text:span text:style-name="T1"> </text:span></text:p>
      <text:p text:style-name="P9"><text:span text:style-name="T1">3.1 Considerando que o formulário não foi respondido de acordo com a forma como foi montada, então o Administrador deverá enviar o feedback na caixa de comentário e reenviar o formulário para o Proprietário; </text:span></text:p>
      <text:p text:style-name="P12"/>
      <text:p text:style-name="P4">Caso de Uso: <text:span text:style-name="T1">Ver feedback do formulário;</text:span></text:p>
      <text:p text:style-name="P4">Ator Principal: <text:span text:style-name="T1">Proprietário;</text:span></text:p>
      <text:p text:style-name="P4">Interessados e Interesses: </text:p>
      <text:p text:style-name="P2">Proprietário: Deseja acessar e verificar os feedbacks dos formulários os quais respondeu;</text:p>
      <text:p text:style-name="P2">Administrador: Será quem enviou o formulário e o feedback para o Proprietário;</text:p>
      <text:p text:style-name="P4">Pré Condições: <text:span text:style-name="T1">O Usuário é um Administrador que está cadastrado e logado no sistema, o formulário deverá ter sido respondido previamente pelo Proprietário;</text:span></text:p>
      <text:p text:style-name="P4">Pós Condições:<text:span text:style-name="T1"> O Proprietário terá consciência de quais projetos ele foi incluso;</text:span></text:p>
      <text:p text:style-name="P9">Cenário de Sucesso Principal:</text:p>
      <text:p text:style-name="P11">1. O Proprietário acessará a página de projetos que estão associados a si;</text:p>
      <text:p text:style-name="P11">2. Na página de projetos verificará os formulários os quais ele respondeu e verá se já recebeu feedback por eles;</text:p>
      <text:p text:style-name="P11"><text:soft-page-break/>3. Caso haja recebido um feedback positivo, não há mais nada a ser feito</text:p>
      <text:p text:style-name="P9">Fluxo Alternativo 1: </text:p>
      <text:p text:style-name="P11">3.1 Caso o feedback recdebido tenha sido negativo o Proprietário terá irá repetir o caso de uso de responder formulário;</text:p>
      <text:p text:style-name="P4"/>
      <text:p text:style-name="P5">Descrição Completa e Linguagem Concreta</text:p>
      <text:p text:style-name="P6"/>
      <text:p text:style-name="P4">Caso de Uso: <text:span text:style-name="T1">Calcular Resultados;</text:span></text:p>
      <text:p text:style-name="P4">Ator Principal: <text:span text:style-name="T1">Proprietário;</text:span></text:p>
      <text:p text:style-name="P4">Interessados e Interesses: </text:p>
      <text:p text:style-name="P2">Administrador: Deseja saber os resultados dos formulários os quais os Proprietários responderam;</text:p>
      <text:p text:style-name="P2">Proprietário: Necessitará indiretamente do calculo de resultados para receber o feedback de seu formulário;</text:p>
      <text:p text:style-name="P4">Pré Condições: <text:span text:style-name="T1">O Usuário é um Administrador que está cadastrado e logado no sistema, o projeto deverá ter sido criado previamente pelo Administrador, e ainda deverá ter sido criado um formulário no projeto, o qual deverá ter sido respondido por um Proprietário;</text:span></text:p>
      <text:p text:style-name="P4">Pós Condições:<text:span text:style-name="T1"> O Administrador terá todos os dados que espera da plataforma, e também poderá enviar o feedback para o Proprietário;</text:span></text:p>
      <text:p text:style-name="P2">-----AAAAAAAAAAAAAA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5T16:43:31.143000000</meta:creation-date>
    <dc:date>2023-11-26T10:01:27.101000000</dc:date>
    <meta:editing-duration>PT1H52M40S</meta:editing-duration>
    <meta:editing-cycles>3</meta:editing-cycles>
    <meta:generator>LibreOffice/7.5.3.2$Windows_X86_64 LibreOffice_project/9f56dff12ba03b9acd7730a5a481eea045e468f3</meta:generator>
    <meta:document-statistic meta:table-count="0" meta:image-count="0" meta:object-count="0" meta:page-count="4" meta:paragraph-count="80" meta:word-count="1010" meta:character-count="6569" meta:non-whitespace-character-count="5626"/>
  </office:meta>
</office:document-meta>
</file>